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.6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7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1cm" svg:height="2.6cm" svg:x="2.7cm" svg:y="6.5cm">
          <text:p text:style-name="P1">Tela Log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2.1cm" svg:x="8.1cm" svg:y="4.4cm">
          <text:p text:style-name="P2"><text:span text:style-name="T1">Tela </text:span></text:p>
          <text:p text:style-name="P2"><text:span text:style-name="T1">Funcionár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2.3cm" svg:x="8.2cm" svg:y="9.9cm">
          <text:p text:style-name="P2"><text:span text:style-name="T1">Tela Ger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2.3cm" svg:x="24cm" svg:y="2.2cm">
          <text:p text:style-name="P2"><text:span text:style-name="T1">Tela Cadastro</text:span><text:span text:style-name="T1"><text:line-break/></text:span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2.3cm" svg:x="3.4cm" svg:y="13.8cm">
          <text:p text:style-name="P2"><text:span text:style-name="T1">Tela <text:s/></text:span></text:p>
          <text:p text:style-name="P2"><text:span text:style-name="T1">Funcionári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2cm" svg:height="2.3cm" svg:x="8.6cm" svg:y="13.9cm">
          <text:p text:style-name="P2"><text:span text:style-name="T1">Tela </text:span></text:p>
          <text:p text:style-name="P2"><text:span text:style-name="T1">Cadastro </text:span></text:p>
          <text:p text:style-name="P2"><text:span text:style-name="T1">Reboq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2.3cm" svg:x="24cm" svg:y="10.1cm">
          <text:p text:style-name="P2"><text:span text:style-name="T1">Tela Registro</text:span><text:span text:style-name="T1"><text:line-break/></text:span><text:span text:style-name="T1">Manutençã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2.3cm" svg:x="24cm" svg:y="7.5cm">
          <text:p text:style-name="P2"><text:span text:style-name="T1">Tela Registro</text:span><text:span text:style-name="T1"><text:line-break/></text:span><text:span text:style-name="T1">Locaçã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2.3cm" svg:x="24cm" svg:y="4.8cm">
          <text:p text:style-name="P2"><text:span text:style-name="T1">Tela Registro</text:span><text:span text:style-name="T1"><text:line-break/></text:span><text:span text:style-name="T1">Reserv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cm" svg:height="2.3cm" svg:x="19.6cm" svg:y="2.2cm">
          <text:p text:style-name="P2"><text:span text:style-name="T1">Tela Client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cm" svg:height="2.3cm" svg:x="19.6cm" svg:y="4.8cm">
          <text:p text:style-name="P2"><text:span text:style-name="T1">Tela </text:span></text:p>
          <text:p text:style-name="P2"><text:span text:style-name="T1">Reser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cm" svg:height="2.3cm" svg:x="19.6cm" svg:y="7.5cm">
          <text:p text:style-name="P2"><text:span text:style-name="T1">Tela </text:span></text:p>
          <text:p text:style-name="P2"><text:span text:style-name="T1">Loca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cm" svg:height="2.3cm" svg:x="19.6cm" svg:y="10.1cm">
          <text:p text:style-name="P2"><text:span text:style-name="T1">Tela </text:span></text:p>
          <text:p text:style-name="P2"><text:span text:style-name="T1">Manute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cm" svg:height="2.3cm" svg:x="19.6cm" svg:y="12.7cm">
          <text:p text:style-name="P2"><text:span text:style-name="T1">Tela </text:span></text:p>
          <text:p text:style-name="P2"><text:span text:style-name="T1">Reboque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8cm" svg:y1="7.8cm" svg:x2="8.1cm" svg:y2="5.45cm" draw:start-shape="id1" draw:start-glue-point="1" draw:end-shape="id2" draw:end-glue-point="3" svg:d="M5800 7800h1150v-2350h1150" svg:viewBox="0 0 2301 2351">
          <text:p/>
        </draw:connector>
        <draw:connector draw:style-name="gr5" draw:text-style-name="P1" draw:layer="layout" svg:x1="5.8cm" svg:y1="7.8cm" svg:x2="8.2cm" svg:y2="11.05cm" draw:start-shape="id1" draw:start-glue-point="1" draw:end-shape="id3" draw:end-glue-point="3" svg:d="M5800 7800h1200v3250h1200" svg:viewBox="0 0 2401 3251">
          <text:p/>
        </draw:connector>
        <draw:connector draw:style-name="gr6" draw:text-style-name="P3" draw:layer="layout" svg:x1="9.7cm" svg:y1="12.2cm" svg:x2="5cm" svg:y2="13.8cm" draw:start-shape="id3" draw:start-glue-point="2" draw:end-shape="id4" draw:end-glue-point="0" svg:d="M9700 12200v800h-4700v800" svg:viewBox="0 0 4701 1601">
          <text:p/>
        </draw:connector>
        <draw:connector draw:style-name="gr6" draw:text-style-name="P3" draw:layer="layout" svg:x1="9.7cm" svg:y1="12.2cm" svg:x2="10.2cm" svg:y2="13.9cm" draw:start-shape="id3" draw:start-glue-point="2" draw:end-shape="id5" draw:end-glue-point="0" svg:d="M9700 12200v850h500v850" svg:viewBox="0 0 501 1701">
          <text:p/>
        </draw:connector>
        <draw:connector draw:style-name="gr6" draw:text-style-name="P3" draw:layer="layout" svg:x1="11.2cm" svg:y1="11.05cm" svg:x2="19.6cm" svg:y2="13.85cm" draw:start-shape="id3" draw:start-glue-point="1" draw:end-shape="id6" draw:end-glue-point="3" svg:d="M11200 11050h4200v2800h4200" svg:viewBox="0 0 8401 2801">
          <text:p/>
        </draw:connector>
        <draw:connector draw:style-name="gr6" draw:text-style-name="P3" draw:layer="layout" svg:x1="11.2cm" svg:y1="11.05cm" svg:x2="19.6cm" svg:y2="11.25cm" draw:start-shape="id3" draw:start-glue-point="1" draw:end-shape="id7" draw:end-glue-point="3" svg:d="M11200 11050h4200v200h4200" svg:viewBox="0 0 8401 201">
          <text:p/>
        </draw:connector>
        <draw:connector draw:style-name="gr6" draw:text-style-name="P3" draw:layer="layout" svg:x1="11.2cm" svg:y1="11.05cm" svg:x2="19.6cm" svg:y2="8.65cm" draw:start-shape="id3" draw:start-glue-point="1" draw:end-shape="id8" draw:end-glue-point="3" svg:d="M11200 11050h4200v-2400h4200" svg:viewBox="0 0 8401 2401">
          <text:p/>
        </draw:connector>
        <draw:connector draw:style-name="gr6" draw:text-style-name="P3" draw:layer="layout" svg:x1="11.2cm" svg:y1="11.05cm" svg:x2="19.6cm" svg:y2="5.95cm" draw:start-shape="id3" draw:start-glue-point="1" draw:end-shape="id9" draw:end-glue-point="3" svg:d="M11200 11050h4200v-5100h4200" svg:viewBox="0 0 8401 5101">
          <text:p/>
        </draw:connector>
        <draw:connector draw:style-name="gr6" draw:text-style-name="P3" draw:layer="layout" svg:x1="11.2cm" svg:y1="11.05cm" svg:x2="19.6cm" svg:y2="3.35cm" draw:start-shape="id3" draw:start-glue-point="1" draw:end-shape="id10" draw:end-glue-point="3" svg:d="M11200 11050h4200v-7700h4200" svg:viewBox="0 0 8401 7701">
          <text:p/>
        </draw:connector>
        <draw:connector draw:style-name="gr6" draw:text-style-name="P3" draw:layer="layout" svg:x1="11.3cm" svg:y1="5.45cm" svg:x2="19.6cm" svg:y2="3.35cm" draw:start-shape="id2" draw:start-glue-point="1" draw:end-shape="id10" draw:end-glue-point="3" svg:d="M11300 5450h4150v-2100h4150" svg:viewBox="0 0 8301 2101">
          <text:p/>
        </draw:connector>
        <draw:connector draw:style-name="gr6" draw:text-style-name="P3" draw:layer="layout" svg:x1="11.3cm" svg:y1="5.45cm" svg:x2="19.6cm" svg:y2="5.95cm" draw:start-shape="id2" draw:start-glue-point="1" draw:end-shape="id9" svg:d="M11300 5450h4150v500h4150" svg:viewBox="0 0 8301 501">
          <text:p/>
        </draw:connector>
        <draw:connector draw:style-name="gr6" draw:text-style-name="P3" draw:layer="layout" svg:x1="11.3cm" svg:y1="5.45cm" svg:x2="19.6cm" svg:y2="8.65cm" draw:start-shape="id2" draw:start-glue-point="1" draw:end-shape="id8" draw:end-glue-point="3" svg:d="M11300 5450h4150v3200h4150" svg:viewBox="0 0 8301 3201">
          <text:p/>
        </draw:connector>
        <draw:connector draw:style-name="gr6" draw:text-style-name="P3" draw:layer="layout" svg:x1="22.6cm" svg:y1="3.35cm" svg:x2="24cm" svg:y2="3.35cm" draw:start-shape="id10" draw:start-glue-point="1" draw:end-shape="id11" draw:end-glue-point="3" svg:d="M22600 3350h1400" svg:viewBox="0 0 1401 1">
          <text:p/>
        </draw:connector>
        <draw:connector draw:style-name="gr6" draw:text-style-name="P3" draw:layer="layout" svg:x1="22.6cm" svg:y1="5.95cm" svg:x2="24cm" svg:y2="5.95cm" draw:start-shape="id9" draw:start-glue-point="1" draw:end-shape="id12" draw:end-glue-point="3" svg:d="M22600 5950h1400" svg:viewBox="0 0 1401 1">
          <text:p/>
        </draw:connector>
        <draw:connector draw:style-name="gr6" draw:text-style-name="P3" draw:layer="layout" svg:x1="22.6cm" svg:y1="8.65cm" svg:x2="24cm" svg:y2="8.65cm" draw:start-shape="id8" draw:start-glue-point="1" draw:end-shape="id13" draw:end-glue-point="3" svg:d="M22600 8650h1400" svg:viewBox="0 0 1401 1">
          <text:p/>
        </draw:connector>
        <draw:connector draw:style-name="gr6" draw:text-style-name="P3" draw:layer="layout" svg:x1="22.6cm" svg:y1="11.25cm" svg:x2="24cm" svg:y2="11.25cm" draw:start-shape="id7" draw:start-glue-point="1" draw:end-shape="id14" draw:end-glue-point="3" svg:d="M22600 11250h1400" svg:viewBox="0 0 1401 1">
          <text:p/>
        </draw:connector>
        <draw:connector draw:style-name="gr6" draw:text-style-name="P3" draw:layer="layout" svg:x1="21.1cm" svg:y1="15cm" svg:x2="11.8cm" svg:y2="15.05cm" draw:start-shape="id6" draw:start-glue-point="2" draw:end-shape="id5" draw:end-glue-point="1" svg:d="M21100 15000v501h-5400v-451h-3900" svg:viewBox="0 0 9301 502">
          <text:p/>
        </draw:connector>
        <draw:custom-shape draw:style-name="gr4" draw:text-style-name="P2" xml:id="id15" draw:id="id15" draw:layer="layout" svg:width="3.2cm" svg:height="2.3cm" svg:x="3.4cm" svg:y="16.7cm">
          <text:p text:style-name="P2"><text:span text:style-name="T1">Tela </text:span></text:p>
          <text:p text:style-name="P2"><text:span text:style-name="T1">Cadastro </text:span></text:p>
          <text:p text:style-name="P2"><text:span text:style-name="T1">Funcionário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cm" svg:y1="16.1cm" svg:x2="5cm" svg:y2="16.7cm" draw:start-shape="id4" draw:start-glue-point="2" draw:end-shape="id15" draw:end-glue-point="0" svg:d="M5000 16100v600" svg:viewBox="0 0 1 6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4T17:43:03.153000000</meta:creation-date>
    <dc:date>2019-11-14T17:57:03.461000000</dc:date>
    <meta:editing-duration>PT1M23S</meta:editing-duration>
    <meta:editing-cycles>1</meta:editing-cycles>
    <meta:document-statistic meta:object-count="33"/>
    <meta:generator>LibreOffice/6.3.0.4$Windows_X86_64 LibreOffice_project/057fc023c990d676a43019934386b85b21a9ee99</meta:generator>
  </office:meta>
</office:document-meta>
</file>